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900000252D0FB2C8A82EFAC38.png" manifest:media-type="image/png"/>
  <manifest:file-entry manifest:full-path="Pictures/1000000100000329000002525A883B65E58579E4.png" manifest:media-type="image/png"/>
  <manifest:file-entry manifest:full-path="Pictures/1000000100000329000002522F7EAEE3D28D31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venirNext" svg:font-family="AvenirNext" style:font-pitch="variable"/>
    <style:font-face style:name="AvenirNext-Medium" svg:font-family="AvenirNext-Medium" style:font-pitch="variable"/>
    <style:font-face style:name="AvenirNext-Medium1" svg:font-family="AvenirNext-Medium"/>
    <style:font-face style:name="AvenirNext1" svg:font-family="AvenirNext"/>
    <style:font-face style:name="Calibri" svg:font-family="Calibri" style:font-pitch="variable"/>
    <style:font-face style:name="Calibri1" svg:font-family="Calibri"/>
    <style:font-face style:name="CambriaMath" svg:font-family="CambriaMath" style:font-pitch="variable"/>
    <style:font-face style:name="CambriaMath1" svg:font-family="CambriaMath"/>
    <style:font-face style:name="Computer Modern" svg:font-family="'Computer Modern'"/>
    <style:font-face style:name="Computer Modern1" svg:font-family="'Computer Modern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Euler" svg:font-family="Euler"/>
    <style:font-face style:name="Euler1" svg:font-family="Euler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/>
    <style:font-face style:name="Symbol1" svg:font-family="Symbol" style:font-pitch="variable"/>
    <style:font-face style:name="ZapfDingbatsITC" svg:font-family="ZapfDingbatsITC" style:font-pitch="variable"/>
    <style:font-face style:name="ZapfDingbatsITC1" svg:font-family="ZapfDingbatsITC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master-page3">
        <draw:frame draw:style-name="gr1" draw:text-style-name="P1" draw:layer="layout" svg:width="21.404cm" svg:height="15.715cm" svg:x="2.338cm" svg:y="2.158cm">
          <draw:image xlink:href="Pictures/1000000100000329000002522F7EAEE3D28D3153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frame draw:style-name="gr1" draw:text-style-name="P1" draw:layer="layout" svg:width="21.404cm" svg:height="15.715cm" svg:x="2.093cm" svg:y="1.738cm">
          <draw:image xlink:href="Pictures/1000000100000329000002525A883B65E58579E4.png" xlink:type="simple" xlink:show="embed" xlink:actuate="onLoad" draw:mime-type="image/png">
            <text:p/>
          </draw:image>
        </draw:frame>
      </draw:page>
      <draw:page draw:name="page3" draw:style-name="dp1" draw:master-page-name="master-page3">
        <draw:frame draw:style-name="gr1" draw:text-style-name="P1" draw:layer="layout" svg:width="21.404cm" svg:height="15.715cm" svg:x="2.093cm" svg:y="1.738cm">
          <draw:image xlink:href="Pictures/100000010000032900000252D0FB2C8A82EFAC3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venirNext" svg:font-family="AvenirNext" style:font-pitch="variable"/>
    <style:font-face style:name="AvenirNext-Medium" svg:font-family="AvenirNext-Medium" style:font-pitch="variable"/>
    <style:font-face style:name="AvenirNext-Medium1" svg:font-family="AvenirNext-Medium"/>
    <style:font-face style:name="AvenirNext1" svg:font-family="AvenirNext"/>
    <style:font-face style:name="Calibri" svg:font-family="Calibri" style:font-pitch="variable"/>
    <style:font-face style:name="Calibri1" svg:font-family="Calibri"/>
    <style:font-face style:name="CambriaMath" svg:font-family="CambriaMath" style:font-pitch="variable"/>
    <style:font-face style:name="CambriaMath1" svg:font-family="CambriaMath"/>
    <style:font-face style:name="Computer Modern" svg:font-family="'Computer Modern'"/>
    <style:font-face style:name="Computer Modern1" svg:font-family="'Computer Modern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Euler" svg:font-family="Euler"/>
    <style:font-face style:name="Euler1" svg:font-family="Euler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/>
    <style:font-face style:name="Symbol1" svg:font-family="Symbol" style:font-pitch="variable"/>
    <style:font-face style:name="ZapfDingbatsITC" svg:font-family="ZapfDingbatsITC" style:font-pitch="variable"/>
    <style:font-face style:name="ZapfDingbatsITC1" svg:font-family="ZapfDingbatsITC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9-24T01:47:47.218844377</dc:date>
    <meta:editing-duration>PT2M27S</meta:editing-duration>
    <meta:editing-cycles>1</meta:editing-cycles>
    <meta:document-statistic meta:object-count="3"/>
    <meta:generator>LibreOffice/7.3.2.2$Linux_X86_64 LibreOffice_project/30$Build-2</meta:generator>
  </office:meta>
</office:document-meta>
</file>